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6649"/>
    </style:style>
    <style:style style:name="T1" style:family="text">
      <style:text-properties officeooo:rsid="000266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 SetFocus(self):;Called to give focus to LibraryPanel. Override wx.Window SetFocus method. Give focus to SearchCtrl</text:p>
      <text:p text:style-name="P1">def ResetTree(self):;Reset LibraryPanel values displayed in controls</text:p>
      <text:p text:style-name="P1">def RefreshTree(self):;Refresh LibraryPanel values displayed in controls. <text:span text:style-name="T1">Метод полностью разбирает структуру и строит дерево объектов.</text:span></text:p>
      <text:p text:style-name="Standard"/>
      <text:p text:style-name="Standard"><text:s/>def GetSelectedBlock(self):</text:p>
      <text:p text:style-name="Standard"><text:s text:c="8"/>"""</text:p>
      <text:p text:style-name="Standard"><text:s text:c="8"/>Get selected block informations</text:p>
      <text:p text:style-name="Standard"><text:s text:c="8"/>@return: {"type": block_type_name, "inputs": [input_type,...]} or None</text:p>
      <text:p text:style-name="Standard"><text:s text:c="8"/>if no block selected</text:p>
      <text:p text:style-name="Standard"><text:s text:c="8"/>"""</text:p>
      <text:p text:style-name="Standard"><text:s text:c="8"/># Get selected item associated data in tree</text:p>
      <text:p text:style-name="Standard"><text:s text:c="8"/>selected_item = self.Tree.GetSelection()</text:p>
      <text:p text:style-name="Standard"><text:s text:c="8"/>selected_pydata = (self.Tree.GetPyData(selected_item)</text:p>
      <text:p text:style-name="Standard"><text:s text:c="27"/>if (selected_item.IsOk() and</text:p>
      <text:p text:style-name="Standard"><text:s text:c="31"/>selected_item != self.Tree.GetRootItem())</text:p>
      <text:p text:style-name="Standard"><text:s text:c="27"/>else None)</text:p>
      <text:p text:style-name="Standard"/>
      <text:p text:style-name="Standard"><text:s text:c="8"/># Return value is None if selected tree item is root or a category</text:p>
      <text:p text:style-name="Standard"><text:s text:c="8"/>return ({"type": self.Tree.GetItemText(selected_item),</text:p>
      <text:p text:style-name="Standard"><text:s text:c="17"/>"inputs": selected_pydata["inputs"]}</text:p>
      <text:p text:style-name="Standard"><text:s text:c="16"/>if (selected_pydata is not None and</text:p>
      <text:p text:style-name="Standard"><text:s text:c="20"/>selected_pydata["type"] == BLOCK)</text:p>
      <text:p text:style-name="Standard"><text:s text:c="16"/>else None)</text:p>
      <text:p text:style-name="Standard"/>
      <text:p text:style-name="Standard"><text:s/>def SelectTreeItem(self, name, inputs):</text:p>
      <text:p text:style-name="Standard"><text:s text:c="8"/>"""</text:p>
      <text:p text:style-name="Standard"><text:s text:c="8"/>Select Tree item corresponding to block informations given</text:p>
      <text:p text:style-name="Standard"><text:s text:c="8"/>@param name: Block type name</text:p>
      <text:p text:style-name="Standard"><text:s text:c="8"/>@param inputs: List of block inputs type [input_type,...]</text:p>
      <text:p text:style-name="Standard"><text:s text:c="8"/>"""</text:p>
      <text:p text:style-name="Standard"><text:s text:c="8"/># Find tree item corresponding to block informations</text:p>
      <text:p text:style-name="Standard"><text:s text:c="8"/>item = self.FindTreeItem(self.Tree.GetRootItem(), name, inputs)</text:p>
      <text:p text:style-name="Standard"><text:s text:c="8"/>if item is not None and item.IsOk():</text:p>
      <text:p text:style-name="Standard"><text:s text:c="12"/># Select tree item found</text:p>
      <text:p text:style-name="Standard"><text:s text:c="12"/>self.Tree.SelectItem(item)</text:p>
      <text:p text:style-name="Standard"><text:s text:c="12"/>self.Tree.EnsureVisible(item)</text:p>
      <text:p text:style-name="Standard"/>
      <text:p text:style-name="Standard"><text:s/>def FindTreeItem(self, item, name, inputs=None):</text:p>
      <text:p text:style-name="Standard"><text:s text:c="8"/>"""</text:p>
      <text:p text:style-name="Standard"><text:soft-page-break/><text:s text:c="8"/>Find Tree item corresponding to block informations given</text:p>
      <text:p text:style-name="Standard"><text:s text:c="8"/>Function is recursive</text:p>
      <text:p text:style-name="Standard"><text:s text:c="8"/>@param item: Item to test</text:p>
      <text:p text:style-name="Standard"><text:s text:c="8"/>@param name: Block type name</text:p>
      <text:p text:style-name="Standard"><text:s text:c="8"/>@param inputs: List of block inputs type [input_type,...]</text:p>
      <text:p text:style-name="Standard"><text:s text:c="8"/>"""</text:p>
      <text:p text:style-name="Standard"><text:s text:c="8"/># Return immediately if item isn't valid</text:p>
      <text:p text:style-name="Standard"><text:s text:c="8"/>if not item.IsOk():</text:p>
      <text:p text:style-name="Standard"><text:s text:c="12"/>return None</text:p>
      <text:p text:style-name="Standard"/>
      <text:p text:style-name="Standard"><text:s text:c="8"/># Get data associated to item to test</text:p>
      <text:p text:style-name="Standard"><text:s text:c="8"/>item_pydata = self.Tree.GetPyData(item)</text:p>
      <text:p text:style-name="Standard"><text:s text:c="8"/>if item_pydata is not None and item_pydata["type"] == BLOCK:</text:p>
      <text:p text:style-name="Standard"><text:s text:c="12"/># Only test item corresponding to block</text:p>
      <text:p text:style-name="Standard"/>
      <text:p text:style-name="Standard"><text:s text:c="12"/># Test if block inputs type are the same than those given</text:p>
      <text:p text:style-name="Standard"><text:s text:c="12"/>type_inputs = item_pydata.get("inputs", None)</text:p>
      <text:p text:style-name="Standard"><text:s text:c="12"/>type_extension = item_pydata.get("extension", None)</text:p>
      <text:p text:style-name="Standard"><text:s text:c="12"/>if inputs is not None and type_inputs is not None:</text:p>
      <text:p text:style-name="Standard"><text:s text:c="16"/>same_inputs = reduce(</text:p>
      <text:p text:style-name="Standard"><text:s text:c="20"/>lambda x, y: x and y,</text:p>
      <text:p text:style-name="Standard"><text:s text:c="20"/>map(</text:p>
      <text:p text:style-name="Standard"><text:s text:c="24"/>lambda x: x[0] == x[1] or x[0] == 'ANY' or x[1] == 'ANY',</text:p>
      <text:p text:style-name="Standard"><text:s text:c="24"/>zip(type_inputs,</text:p>
      <text:p text:style-name="Standard"><text:s text:c="28"/>(inputs[:type_extension]</text:p>
      <text:p text:style-name="Standard"><text:s text:c="29"/>if type_extension is not None</text:p>
      <text:p text:style-name="Standard"><text:s text:c="29"/>else inputs))),</text:p>
      <text:p text:style-name="Standard"><text:s text:c="20"/>True)</text:p>
      <text:p text:style-name="Standard"><text:s text:c="12"/>else:</text:p>
      <text:p text:style-name="Standard"><text:s text:c="16"/>same_inputs = True</text:p>
      <text:p text:style-name="Standard"/>
      <text:p text:style-name="Standard"><text:s text:c="12"/># Return item if <text:s/>block data corresponds to informations given</text:p>
      <text:p text:style-name="Standard"><text:s text:c="12"/>if self.Tree.GetItemText(item) == name and same_inputs:</text:p>
      <text:p text:style-name="Standard"><text:s text:c="16"/>return item</text:p>
      <text:p text:style-name="Standard"/>
      <text:p text:style-name="Standard"><text:s text:c="8"/># Test item children if item doesn't correspond</text:p>
      <text:p text:style-name="Standard"><text:s text:c="8"/>child, child_cookie = self.Tree.GetFirstChild(item)</text:p>
      <text:p text:style-name="Standard"><text:s text:c="8"/>while child.IsOk():</text:p>
      <text:p text:style-name="Standard"><text:s text:c="12"/>result = self.FindTreeItem(child, name, inputs)</text:p>
      <text:p text:style-name="Standard"><text:soft-page-break/><text:s text:c="12"/>if result:</text:p>
      <text:p text:style-name="Standard"><text:s text:c="16"/>return result</text:p>
      <text:p text:style-name="Standard"><text:s text:c="12"/>child, child_cookie = self.Tree.GetNextChild(item, child_cookie)</text:p>
      <text:p text:style-name="Standard"/>
      <text:p text:style-name="Standard"><text:s text:c="8"/>return None</text:p>
      <text:p text:style-name="Standard"/>
      <text:p text:style-name="Standard"><text:s/>def SearchInTree(self, value, mode="first"):</text:p>
      <text:p text:style-name="Standard"><text:s text:c="8"/>"""</text:p>
      <text:p text:style-name="Standard"><text:s text:c="8"/>Search in Tree and select item that name contains string given</text:p>
      <text:p text:style-name="Standard"><text:s text:c="8"/>@param value: String contained in block name to find</text:p>
      <text:p text:style-name="Standard"><text:s text:c="8"/>@param mode: Search mode ('first', 'previous' or 'next')</text:p>
      <text:p text:style-name="Standard"><text:s text:c="8"/>(default: 'first')</text:p>
      <text:p text:style-name="Standard"><text:s text:c="8"/>@return: True if an item was found</text:p>
      <text:p text:style-name="Standard"><text:s text:c="8"/>"""</text:p>
      <text:p text:style-name="Standard"><text:s text:c="8"/># Return immediately if root isn't valid</text:p>
      <text:p text:style-name="Standard"><text:s text:c="8"/>root = self.Tree.GetRootItem()</text:p>
      <text:p text:style-name="Standard"><text:s text:c="8"/>if not root.IsOk():</text:p>
      <text:p text:style-name="Standard"><text:s text:c="12"/>return False</text:p>
      <text:p text:style-name="Standard"/>
      <text:p text:style-name="Standard"><text:s text:c="8"/># Set function to navigate in Tree item sibling according to search</text:p>
      <text:p text:style-name="Standard"><text:s text:c="8"/># mode defined</text:p>
      <text:p text:style-name="Standard"><text:s text:c="8"/>sibling_function = (self.Tree.GetPrevSibling</text:p>
      <text:p text:style-name="Standard"><text:s text:c="28"/>if mode == "previous"</text:p>
      <text:p text:style-name="Standard"><text:s text:c="28"/>else self.Tree.GetNextSibling)</text:p>
      <text:p text:style-name="Standard"/>
      <text:p text:style-name="Standard"><text:s text:c="8"/># Get current selected item (for next and previous mode)</text:p>
      <text:p text:style-name="Standard"><text:s text:c="8"/>item = self.Tree.GetSelection()</text:p>
      <text:p text:style-name="Standard"><text:s text:c="8"/>if not item.IsOk() or mode == "first":</text:p>
      <text:p text:style-name="Standard"><text:s text:c="12"/>item, item_cookie = self.Tree.GetFirstChild(root)</text:p>
      <text:p text:style-name="Standard"><text:s text:c="12"/>selected = None</text:p>
      <text:p text:style-name="Standard"><text:s text:c="8"/>else:</text:p>
      <text:p text:style-name="Standard"><text:s text:c="12"/>selected = item</text:p>
      <text:p text:style-name="Standard"/>
      <text:p text:style-name="Standard"><text:s text:c="8"/># Navigate through tree items until one matching found or reach tree</text:p>
      <text:p text:style-name="Standard"><text:s text:c="8"/># starting or ending</text:p>
      <text:p text:style-name="Standard"><text:s text:c="8"/>while item.IsOk():</text:p>
      <text:p text:style-name="Standard"/>
      <text:p text:style-name="Standard"><text:s text:c="12"/># Get item data to get item type</text:p>
      <text:p text:style-name="Standard"><text:s text:c="12"/>item_pydata = self.Tree.GetPyData(item)</text:p>
      <text:p text:style-name="Standard"><text:soft-page-break/></text:p>
      <text:p text:style-name="Standard"><text:s text:c="12"/># Item is a block category</text:p>
      <text:p text:style-name="Standard"><text:s text:c="12"/>if (item == root) or item_pydata["type"] == CATEGORY:</text:p>
      <text:p text:style-name="Standard"/>
      <text:p text:style-name="Standard"><text:s text:c="16"/># Get category first or last child according to search mode</text:p>
      <text:p text:style-name="Standard"><text:s text:c="16"/># defined</text:p>
      <text:p text:style-name="Standard"><text:s text:c="16"/>child = (self.Tree.GetLastChild(item)</text:p>
      <text:p text:style-name="Standard"><text:s text:c="25"/>if mode == "previous"</text:p>
      <text:p text:style-name="Standard"><text:s text:c="25"/>else self.Tree.GetFirstChild(item)[0])</text:p>
      <text:p text:style-name="Standard"/>
      <text:p text:style-name="Standard"><text:s text:c="16"/># If category has no child, go to sibling category</text:p>
      <text:p text:style-name="Standard"><text:s text:c="16"/>item = (child if child.IsOk() else sibling_function(item))</text:p>
      <text:p text:style-name="Standard"/>
      <text:p text:style-name="Standard"><text:s text:c="12"/># Item is a block</text:p>
      <text:p text:style-name="Standard"><text:s text:c="12"/>else:</text:p>
      <text:p text:style-name="Standard"/>
      <text:p text:style-name="Standard"><text:s text:c="16"/># Extract item block name</text:p>
      <text:p text:style-name="Standard"><text:s text:c="16"/>name = self.Tree.GetItemText(item)</text:p>
      <text:p text:style-name="Standard"><text:s text:c="16"/># Test if block name contains string given</text:p>
      <text:p text:style-name="Standard"><text:s text:c="16"/>if name.upper().find(value.upper()) != -1 and item != selected:</text:p>
      <text:p text:style-name="Standard"><text:s text:c="20"/># Select block and collapse all categories other than block</text:p>
      <text:p text:style-name="Standard"><text:s text:c="20"/># category</text:p>
      <text:p text:style-name="Standard"><text:s text:c="20"/>child, child_cookie = self.Tree.GetFirstChild(root)</text:p>
      <text:p text:style-name="Standard"><text:s text:c="20"/>while child.IsOk():</text:p>
      <text:p text:style-name="Standard"><text:s text:c="24"/>self.Tree.CollapseAllChildren(child)</text:p>
      <text:p text:style-name="Standard"><text:s text:c="24"/>child, child_cookie = self.Tree.GetNextChild(root, child_cookie)</text:p>
      <text:p text:style-name="Standard"><text:s text:c="20"/>self.Tree.SelectItem(item)</text:p>
      <text:p text:style-name="Standard"><text:s text:c="20"/>self.Tree.EnsureVisible(item)</text:p>
      <text:p text:style-name="Standard"><text:s text:c="20"/>return True</text:p>
      <text:p text:style-name="Standard"/>
      <text:p text:style-name="Standard"><text:s text:c="16"/># Go to next item sibling if block not found</text:p>
      <text:p text:style-name="Standard"><text:s text:c="16"/>next = sibling_function(item)</text:p>
      <text:p text:style-name="Standard"/>
      <text:p text:style-name="Standard"><text:s text:c="16"/># If category has no other child, go to next category sibling</text:p>
      <text:p text:style-name="Standard"><text:s text:c="16"/>item = (next</text:p>
      <text:p text:style-name="Standard"><text:s text:c="24"/>if next.IsOk()</text:p>
      <text:p text:style-name="Standard"><text:s text:c="24"/>else sibling_function(self.Tree.GetItemParent(item)))</text:p>
      <text:p text:style-name="Standard"/>
      <text:p text:style-name="Standard"><text:s text:c="8"/>return False</text:p>
      <text:p text:style-name="Standard"><text:soft-page-break/></text:p>
      <text:p text:style-name="Standard"><text:s/>def OnSearchCtrlChanged(self, event):</text:p>
      <text:p text:style-name="Standard"><text:s text:c="8"/>"""</text:p>
      <text:p text:style-name="Standard"><text:s text:c="8"/>Called when SearchCtrl text control value changed</text:p>
      <text:p text:style-name="Standard"><text:s text:c="8"/>@param event: TextCtrl change event</text:p>
      <text:p text:style-name="Standard"><text:s text:c="8"/>"""</text:p>
      <text:p text:style-name="Standard"><text:s text:c="8"/># Search for block containing SearchCtrl value in 'first' mode</text:p>
      <text:p text:style-name="Standard"><text:s text:c="8"/>self.SearchInTree(self.SearchCtrl.GetValue())</text:p>
      <text:p text:style-name="Standard"><text:s text:c="8"/>event.Skip()</text:p>
      <text:p text:style-name="Standard"/>
      <text:p text:style-name="Standard"><text:s/>def OnSearchButtonClick(self, event):</text:p>
      <text:p text:style-name="Standard"><text:s text:c="8"/>"""</text:p>
      <text:p text:style-name="Standard"><text:s text:c="8"/>Called when SearchCtrl search button was clicked</text:p>
      <text:p text:style-name="Standard"><text:s text:c="8"/>@param event: Button clicked event</text:p>
      <text:p text:style-name="Standard"><text:s text:c="8"/>"""</text:p>
      <text:p text:style-name="Standard"><text:s text:c="8"/># Search for block containing SearchCtrl value in 'next' mode</text:p>
      <text:p text:style-name="Standard"><text:s text:c="8"/>self.SearchInTree(self.SearchCtrl.GetValue(), "next")</text:p>
      <text:p text:style-name="Standard"><text:s text:c="8"/>event.Skip()</text:p>
      <text:p text:style-name="Standard"/>
      <text:p text:style-name="Standard"><text:s/>def OnTreeItemSelected(self, event):</text:p>
      <text:p text:style-name="Standard"><text:s text:c="8"/>"""</text:p>
      <text:p text:style-name="Standard"><text:s text:c="8"/>Called when tree item is selected</text:p>
      <text:p text:style-name="Standard"><text:s text:c="8"/>@param event: wx.TreeEvent</text:p>
      <text:p text:style-name="Standard"><text:s text:c="8"/>"""</text:p>
      <text:p text:style-name="Standard"><text:s text:c="8"/># Update TextCtrl value with block selected usage</text:p>
      <text:p text:style-name="Standard"><text:s text:c="8"/>item_pydata = self.Tree.GetPyData(event.GetItem())</text:p>
      <text:p text:style-name="Standard"><text:s text:c="8"/>self.Comment.SetValue(</text:p>
      <text:p text:style-name="Standard"><text:s text:c="12"/>item_pydata["comment"]</text:p>
      <text:p text:style-name="Standard"><text:s text:c="12"/>if item_pydata is not None and item_pydata["type"] == BLOCK</text:p>
      <text:p text:style-name="Standard"><text:s text:c="12"/>else "")</text:p>
      <text:p text:style-name="Standard"/>
      <text:p text:style-name="Standard"><text:s text:c="8"/># Call extra function defined when tree item is selected</text:p>
      <text:p text:style-name="Standard"><text:s text:c="8"/>if getattr(self, "_OnTreeItemSelected", None) is not None:</text:p>
      <text:p text:style-name="Standard"><text:s text:c="12"/>self._OnTreeItemSelected(event)</text:p>
      <text:p text:style-name="Standard"/>
      <text:p text:style-name="Standard"><text:s text:c="8"/>event.Skip()</text:p>
      <text:p text:style-name="Standard"/>
      <text:p text:style-name="Standard"><text:s/>def OnTreeBeginDrag(self, event):</text:p>
      <text:p text:style-name="Standard"><text:s text:c="8"/>"""</text:p>
      <text:p text:style-name="Standard"><text:soft-page-break/><text:s text:c="8"/>Called when a drag is started in tree</text:p>
      <text:p text:style-name="Standard"><text:s text:c="8"/>@param event: wx.TreeEvent</text:p>
      <text:p text:style-name="Standard"><text:s text:c="8"/>"""</text:p>
      <text:p text:style-name="Standard"><text:s text:c="8"/>selected_item = event.GetItem()</text:p>
      <text:p text:style-name="Standard"><text:s text:c="8"/>item_pydata = self.Tree.GetPyData(selected_item)</text:p>
      <text:p text:style-name="Standard"/>
      <text:p text:style-name="Standard"><text:s text:c="8"/># Item dragged is a block</text:p>
      <text:p text:style-name="Standard"><text:s text:c="8"/>if item_pydata is not None and item_pydata["type"] == BLOCK:</text:p>
      <text:p text:style-name="Standard"><text:s text:c="12"/># Start a drag'n drop</text:p>
      <text:p text:style-name="Standard"><text:s text:c="12"/>data = wx.TextDataObject(str(</text:p>
      <text:p text:style-name="Standard"><text:s text:c="16"/>(self.Tree.GetItemText(selected_item),</text:p>
      <text:p text:style-name="Standard"><text:s text:c="17"/>item_pydata["block_type"],</text:p>
      <text:p text:style-name="Standard"><text:s text:c="17"/>"",</text:p>
      <text:p text:style-name="Standard"><text:s text:c="17"/>item_pydata["inputs"])))</text:p>
      <text:p text:style-name="Standard"><text:s text:c="12"/>dragSource = wx.DropSource(self.Tree)</text:p>
      <text:p text:style-name="Standard"><text:s text:c="12"/>dragSource.SetData(data)</text:p>
      <text:p text:style-name="Standard"><text:s text:c="12"/>dragSource.DoDragDrop()</text:p>
      <text:p text:style-name="Standard"/>
      <text:p text:style-name="Standard"><text:s/>def OnKeyDown(self, event):</text:p>
      <text:p text:style-name="Standard"><text:s text:c="8"/>"""</text:p>
      <text:p text:style-name="Standard"><text:s text:c="8"/>Called when key is pressed in SearchCtrl text control</text:p>
      <text:p text:style-name="Standard"><text:s text:c="8"/>@param event: wx.KeyEvent</text:p>
      <text:p text:style-name="Standard"><text:s text:c="8"/>"""</text:p>
      <text:p text:style-name="Standard"><text:s text:c="8"/># Get event keycode and value in SearchCtrl</text:p>
      <text:p text:style-name="Standard"><text:s text:c="8"/>keycode = event.GetKeyCode()</text:p>
      <text:p text:style-name="Standard"><text:s text:c="8"/>search_value = self.SearchCtrl.GetValue()</text:p>
      <text:p text:style-name="Standard"/>
      <text:p text:style-name="Standard"><text:s text:c="8"/># Up key was pressed and SearchCtrl isn't empty, search for block in</text:p>
      <text:p text:style-name="Standard"><text:s text:c="8"/># 'previous' mode</text:p>
      <text:p text:style-name="Standard"><text:s text:c="8"/>if keycode == wx.WXK_UP and search_value != "":</text:p>
      <text:p text:style-name="Standard"><text:s text:c="12"/>self.SearchInTree(search_value, "previous")</text:p>
      <text:p text:style-name="Standard"/>
      <text:p text:style-name="Standard"><text:s text:c="8"/># Down key was pressed and SearchCtrl isn't empty, search for block in</text:p>
      <text:p text:style-name="Standard"><text:s text:c="8"/># 'next' mode</text:p>
      <text:p text:style-name="Standard"><text:s text:c="8"/>elif keycode == wx.WXK_DOWN and search_value != "":</text:p>
      <text:p text:style-name="Standard"><text:s text:c="12"/>self.SearchInTree(search_value, "next")</text:p>
      <text:p text:style-name="Standard"/>
      <text:p text:style-name="Standard"><text:s text:c="8"/># Handle key normally</text:p>
      <text:p text:style-name="Standard"><text:s text:c="8"/>else:</text:p>
      <text:p text:style-name="Standard"><text:soft-page-break/><text:s text:c="12"/>event.Ski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10:59.276088445</meta:creation-date>
    <dc:date>2020-09-01T10:15:57.692542048</dc:date>
    <meta:editing-duration>PT4M58S</meta:editing-duration>
    <meta:editing-cycles>1</meta:editing-cycles>
    <meta:document-statistic meta:table-count="0" meta:image-count="0" meta:object-count="0" meta:page-count="7" meta:paragraph-count="202" meta:word-count="898" meta:character-count="9001" meta:non-whitespace-character-count="6006"/>
    <meta:generator>LibreOffice/6.0.7.3$Linux_X86_64 LibreOffice_project/00m0$Build-3</meta:generator>
  </office:meta>
</office:document-meta>
</file>